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306f" officeooo:paragraph-rsid="0094975f"/>
    </style:style>
    <style:style style:name="P2" style:family="paragraph" style:parent-style-name="Standard">
      <style:paragraph-properties fo:text-align="justify" style:justify-single-word="false"/>
      <style:text-properties officeooo:rsid="000b306f" officeooo:paragraph-rsid="000b306f"/>
    </style:style>
    <style:style style:name="P3" style:family="paragraph" style:parent-style-name="Standard">
      <style:paragraph-properties fo:text-align="justify" style:justify-single-word="false"/>
      <style:text-properties officeooo:rsid="000b306f" officeooo:paragraph-rsid="001dad1e"/>
    </style:style>
    <style:style style:name="P4" style:family="paragraph" style:parent-style-name="Standard">
      <style:paragraph-properties fo:text-align="justify" style:justify-single-word="false"/>
      <style:text-properties officeooo:rsid="000b306f" officeooo:paragraph-rsid="00b794c3"/>
    </style:style>
    <style:style style:name="P5" style:family="paragraph" style:parent-style-name="Standard">
      <style:paragraph-properties fo:text-align="center" style:justify-single-word="false"/>
      <style:text-properties officeooo:rsid="000b306f" officeooo:paragraph-rsid="00b794c3"/>
    </style:style>
    <style:style style:name="P6" style:family="paragraph" style:parent-style-name="Standard">
      <style:paragraph-properties fo:text-align="justify" style:justify-single-word="false"/>
      <style:text-properties officeooo:rsid="000cdd62" officeooo:paragraph-rsid="000cdd62"/>
    </style:style>
    <style:style style:name="P7" style:family="paragraph" style:parent-style-name="Standard">
      <style:paragraph-properties fo:text-align="justify" style:justify-single-word="false"/>
      <style:text-properties officeooo:rsid="000dfc2a" officeooo:paragraph-rsid="000dfc2a"/>
    </style:style>
    <style:style style:name="P8" style:family="paragraph" style:parent-style-name="Standard">
      <style:paragraph-properties fo:text-align="justify" style:justify-single-word="false"/>
      <style:text-properties officeooo:rsid="000febcc" officeooo:paragraph-rsid="000febcc"/>
    </style:style>
    <style:style style:name="P9" style:family="paragraph" style:parent-style-name="Standard">
      <style:paragraph-properties fo:text-align="justify" style:justify-single-word="false"/>
      <style:text-properties officeooo:rsid="000febcc" officeooo:paragraph-rsid="00a3f720"/>
    </style:style>
    <style:style style:name="P10" style:family="paragraph" style:parent-style-name="Standard">
      <style:paragraph-properties fo:text-align="justify" style:justify-single-word="false"/>
      <style:text-properties officeooo:rsid="00120625" officeooo:paragraph-rsid="00120625"/>
    </style:style>
    <style:style style:name="P11" style:family="paragraph" style:parent-style-name="Standard">
      <style:paragraph-properties fo:text-align="justify" style:justify-single-word="false"/>
      <style:text-properties officeooo:rsid="00120625" officeooo:paragraph-rsid="001937a8"/>
    </style:style>
    <style:style style:name="P12" style:family="paragraph" style:parent-style-name="Standard">
      <style:paragraph-properties fo:text-align="justify" style:justify-single-word="false"/>
      <style:text-properties officeooo:rsid="001937a8" officeooo:paragraph-rsid="001937a8"/>
    </style:style>
    <style:style style:name="P13" style:family="paragraph" style:parent-style-name="Standard">
      <style:paragraph-properties fo:text-align="justify" style:justify-single-word="false"/>
      <style:text-properties officeooo:rsid="001abd74" officeooo:paragraph-rsid="001dda1a"/>
    </style:style>
    <style:style style:name="P14" style:family="paragraph" style:parent-style-name="Standard">
      <style:paragraph-properties fo:text-align="justify" style:justify-single-word="false"/>
      <style:text-properties officeooo:rsid="001abd74" officeooo:paragraph-rsid="001abd74"/>
    </style:style>
    <style:style style:name="P15" style:family="paragraph" style:parent-style-name="Standard">
      <style:paragraph-properties fo:text-align="justify" style:justify-single-word="false"/>
      <style:text-properties officeooo:rsid="001abd74" officeooo:paragraph-rsid="001f7807"/>
    </style:style>
    <style:style style:name="P16" style:family="paragraph" style:parent-style-name="Standard">
      <style:paragraph-properties fo:text-align="justify" style:justify-single-word="false"/>
      <style:text-properties officeooo:rsid="001abd74" officeooo:paragraph-rsid="00a3f720"/>
    </style:style>
    <style:style style:name="P17" style:family="paragraph" style:parent-style-name="Standard">
      <style:paragraph-properties fo:text-align="justify" style:justify-single-word="false"/>
      <style:text-properties officeooo:rsid="001f7807" officeooo:paragraph-rsid="001f7807"/>
    </style:style>
    <style:style style:name="P18" style:family="paragraph" style:parent-style-name="Standard">
      <style:paragraph-properties fo:text-align="justify" style:justify-single-word="false"/>
      <style:text-properties officeooo:rsid="002062d0" officeooo:paragraph-rsid="002062d0"/>
    </style:style>
    <style:style style:name="P19" style:family="paragraph" style:parent-style-name="Standard">
      <style:paragraph-properties fo:text-align="justify" style:justify-single-word="false"/>
      <style:text-properties officeooo:rsid="0021cb01" officeooo:paragraph-rsid="0021cb01"/>
    </style:style>
    <style:style style:name="P20" style:family="paragraph" style:parent-style-name="Standard">
      <style:text-properties officeooo:rsid="002287a1" officeooo:paragraph-rsid="002302e0"/>
    </style:style>
    <style:style style:name="P21" style:family="paragraph" style:parent-style-name="Standard">
      <style:paragraph-properties fo:text-align="end" style:justify-single-word="false"/>
      <style:text-properties officeooo:rsid="002287a1" officeooo:paragraph-rsid="002302e0"/>
    </style:style>
    <style:style style:name="P22" style:family="paragraph" style:parent-style-name="Standard">
      <style:paragraph-properties fo:text-align="end" style:justify-single-word="false"/>
      <style:text-properties officeooo:rsid="002287a1" officeooo:paragraph-rsid="0036ed8b"/>
    </style:style>
    <style:style style:name="P23" style:family="paragraph" style:parent-style-name="Standard">
      <style:paragraph-properties fo:text-align="justify" style:justify-single-word="false"/>
      <style:text-properties officeooo:rsid="002287a1" officeooo:paragraph-rsid="002287a1"/>
    </style:style>
    <style:style style:name="P24" style:family="paragraph" style:parent-style-name="Standard">
      <style:paragraph-properties fo:text-align="justify" style:justify-single-word="false"/>
      <style:text-properties officeooo:rsid="002287a1" officeooo:paragraph-rsid="002302e0"/>
    </style:style>
    <style:style style:name="P25" style:family="paragraph" style:parent-style-name="Standard">
      <style:paragraph-properties fo:text-align="justify" style:justify-single-word="false"/>
      <style:text-properties officeooo:rsid="002287a1" officeooo:paragraph-rsid="00a3f720"/>
    </style:style>
    <style:style style:name="P26" style:family="paragraph" style:parent-style-name="Standard">
      <style:paragraph-properties fo:text-align="end" style:justify-single-word="false"/>
      <style:text-properties officeooo:rsid="002496a5" officeooo:paragraph-rsid="002496a5"/>
    </style:style>
    <style:style style:name="P27" style:family="paragraph" style:parent-style-name="Standard">
      <style:paragraph-properties fo:text-align="end" style:justify-single-word="false"/>
      <style:text-properties officeooo:rsid="002496a5" officeooo:paragraph-rsid="0036ed8b"/>
    </style:style>
    <style:style style:name="P28" style:family="paragraph" style:parent-style-name="Standard">
      <style:paragraph-properties fo:text-align="start" style:justify-single-word="false"/>
      <style:text-properties officeooo:rsid="002496a5" officeooo:paragraph-rsid="002496a5"/>
    </style:style>
    <style:style style:name="P29" style:family="paragraph" style:parent-style-name="Standard">
      <style:paragraph-properties fo:text-align="start" style:justify-single-word="false"/>
      <style:text-properties officeooo:rsid="002496a5" officeooo:paragraph-rsid="0036ed8b"/>
    </style:style>
    <style:style style:name="P30" style:family="paragraph" style:parent-style-name="Standard">
      <style:paragraph-properties fo:text-align="start" style:justify-single-word="false"/>
      <style:text-properties officeooo:rsid="00261b2a" officeooo:paragraph-rsid="0027fcbe"/>
    </style:style>
    <style:style style:name="P31" style:family="paragraph" style:parent-style-name="Standard">
      <style:paragraph-properties fo:text-align="end" style:justify-single-word="false"/>
      <style:text-properties officeooo:rsid="0027fcbe" officeooo:paragraph-rsid="0027fcbe"/>
    </style:style>
    <style:style style:name="P32" style:family="paragraph" style:parent-style-name="Standard">
      <style:paragraph-properties fo:text-align="start" style:justify-single-word="false"/>
      <style:text-properties officeooo:rsid="0027fcbe" officeooo:paragraph-rsid="0027fcbe"/>
    </style:style>
    <style:style style:name="P33" style:family="paragraph" style:parent-style-name="Standard">
      <style:paragraph-properties fo:text-align="start" style:justify-single-word="false"/>
      <style:text-properties fo:font-style="italic" officeooo:rsid="00297c1f" officeooo:paragraph-rsid="00297c1f" style:font-style-asian="italic" style:font-style-complex="italic"/>
    </style:style>
    <style:style style:name="P34" style:family="paragraph" style:parent-style-name="Standard">
      <style:paragraph-properties fo:text-align="end" style:justify-single-word="false"/>
      <style:text-properties fo:font-style="italic" officeooo:rsid="00297c1f" officeooo:paragraph-rsid="00297c1f" style:font-style-asian="italic" style:font-style-complex="italic"/>
    </style:style>
    <style:style style:name="P35" style:family="paragraph" style:parent-style-name="Standard">
      <style:paragraph-properties fo:text-align="end" style:justify-single-word="false"/>
      <style:text-properties fo:font-style="italic" officeooo:rsid="002e991c" officeooo:paragraph-rsid="00297c1f" style:font-style-asian="italic" style:font-style-complex="italic"/>
    </style:style>
    <style:style style:name="P36" style:family="paragraph" style:parent-style-name="Standard">
      <style:paragraph-properties fo:text-align="justify" style:justify-single-word="false"/>
      <style:text-properties fo:font-style="italic" officeooo:rsid="002e991c" officeooo:paragraph-rsid="002e991c" style:font-style-asian="italic" style:font-style-complex="italic"/>
    </style:style>
    <style:style style:name="P37" style:family="paragraph" style:parent-style-name="Standard">
      <style:paragraph-properties fo:text-align="justify" style:justify-single-word="false"/>
      <style:text-properties fo:font-style="italic" officeooo:rsid="002f1517" officeooo:paragraph-rsid="002f1517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rsid="00326280" officeooo:paragraph-rsid="00326280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normal" officeooo:rsid="00389a26" officeooo:paragraph-rsid="00389a26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officeooo:rsid="003a49ed" officeooo:paragraph-rsid="003a49ed" style:font-style-asian="normal" style:font-style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officeooo:rsid="003a49ed" officeooo:paragraph-rsid="00a3f720" style:font-style-asian="normal" style:font-style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officeooo:rsid="003c5999" officeooo:paragraph-rsid="003c5999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font-style="normal" officeooo:rsid="003ab52c" officeooo:paragraph-rsid="003ab52c" style:font-style-asian="normal" style:font-style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officeooo:rsid="003ab52c" officeooo:paragraph-rsid="003ab52c" style:font-style-asian="normal" style:font-style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officeooo:rsid="003ab52c" officeooo:paragraph-rsid="0068f175" style:font-style-asian="normal" style:font-style-complex="normal"/>
    </style:style>
    <style:style style:name="P46" style:family="paragraph" style:parent-style-name="Standard">
      <style:paragraph-properties fo:text-align="center" style:justify-single-word="false"/>
      <style:text-properties fo:font-style="normal" officeooo:rsid="003ab52c" officeooo:paragraph-rsid="003ab52c" style:font-style-asian="normal" style:font-style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officeooo:rsid="006a96f5" officeooo:paragraph-rsid="00a3f720" style:font-style-asian="normal" style:font-style-complex="normal"/>
    </style:style>
    <style:style style:name="P48" style:family="paragraph" style:parent-style-name="Standard">
      <style:paragraph-properties fo:text-align="center" style:justify-single-word="false"/>
      <style:text-properties fo:font-style="normal" officeooo:rsid="0078dd2e" officeooo:paragraph-rsid="0078dd2e" style:font-style-asian="normal" style:font-style-complex="normal"/>
    </style:style>
    <style:style style:name="P49" style:family="paragraph" style:parent-style-name="Standard">
      <style:paragraph-properties fo:text-align="center" style:justify-single-word="false"/>
      <style:text-properties fo:font-style="normal" officeooo:rsid="0078dd2e" officeooo:paragraph-rsid="008ae94d" style:font-style-asian="normal" style:font-style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officeooo:rsid="0078dd2e" officeooo:paragraph-rsid="00a3f720" style:font-style-asian="normal" style:font-style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officeooo:rsid="0078dd2e" officeooo:paragraph-rsid="0078dd2e" style:font-style-asian="normal" style:font-style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officeooo:rsid="0078dd2e" officeooo:paragraph-rsid="008ae94d" style:font-style-asian="normal" style:font-style-complex="normal"/>
    </style:style>
    <style:style style:name="P53" style:family="paragraph" style:parent-style-name="Standard">
      <style:paragraph-properties fo:text-align="justify" style:justify-single-word="false"/>
      <style:text-properties officeooo:rsid="003317de" officeooo:paragraph-rsid="003317de"/>
    </style:style>
    <style:style style:name="P54" style:family="paragraph" style:parent-style-name="Standard">
      <style:paragraph-properties fo:text-align="start" style:justify-single-word="false"/>
      <style:text-properties officeooo:rsid="0035e986" officeooo:paragraph-rsid="0035e986"/>
    </style:style>
    <style:style style:name="P55" style:family="paragraph" style:parent-style-name="Standard">
      <style:paragraph-properties fo:text-align="justify" style:justify-single-word="false"/>
      <style:text-properties officeooo:rsid="0035e986" officeooo:paragraph-rsid="0035e986"/>
    </style:style>
    <style:style style:name="P56" style:family="paragraph" style:parent-style-name="Standard">
      <style:paragraph-properties fo:text-align="justify" style:justify-single-word="false"/>
      <style:text-properties officeooo:rsid="003c5999" officeooo:paragraph-rsid="00a10d8a"/>
    </style:style>
    <style:style style:name="P57" style:family="paragraph" style:parent-style-name="Standard">
      <style:paragraph-properties fo:text-align="justify" style:justify-single-word="false"/>
      <style:text-properties officeooo:rsid="003c5999" officeooo:paragraph-rsid="00a3f720"/>
    </style:style>
    <style:style style:name="P58" style:family="paragraph" style:parent-style-name="Standard">
      <style:paragraph-properties fo:text-align="start" style:justify-single-word="false"/>
      <style:text-properties officeooo:rsid="00410a29" officeooo:paragraph-rsid="00410a29"/>
    </style:style>
    <style:style style:name="P59" style:family="paragraph" style:parent-style-name="Standard">
      <style:paragraph-properties fo:text-align="start" style:justify-single-word="false"/>
      <style:text-properties officeooo:rsid="00410a29" officeooo:paragraph-rsid="0094975f"/>
    </style:style>
    <style:style style:name="P60" style:family="paragraph" style:parent-style-name="Standard">
      <style:paragraph-properties fo:text-align="justify" style:justify-single-word="false"/>
      <style:text-properties officeooo:rsid="00469905" officeooo:paragraph-rsid="00469905"/>
    </style:style>
    <style:style style:name="P61" style:family="paragraph" style:parent-style-name="Standard">
      <style:paragraph-properties fo:text-align="start" style:justify-single-word="false"/>
      <style:text-properties officeooo:rsid="004a2501" officeooo:paragraph-rsid="0094975f"/>
    </style:style>
    <style:style style:name="P62" style:family="paragraph" style:parent-style-name="Standard">
      <style:paragraph-properties fo:text-align="end" style:justify-single-word="false"/>
      <style:text-properties officeooo:rsid="004a2501" officeooo:paragraph-rsid="0094975f"/>
    </style:style>
    <style:style style:name="P63" style:family="paragraph" style:parent-style-name="Standard">
      <style:paragraph-properties fo:text-align="justify" style:justify-single-word="false"/>
      <style:text-properties officeooo:rsid="004e33b3" officeooo:paragraph-rsid="004e33b3"/>
    </style:style>
    <style:style style:name="P64" style:family="paragraph" style:parent-style-name="Standard">
      <style:text-properties officeooo:rsid="005b8fdb" officeooo:paragraph-rsid="0094975f"/>
    </style:style>
    <style:style style:name="P65" style:family="paragraph" style:parent-style-name="Standard">
      <style:paragraph-properties fo:text-align="justify" style:justify-single-word="false"/>
      <style:text-properties officeooo:rsid="0096807f" officeooo:paragraph-rsid="0096807f"/>
    </style:style>
    <style:style style:name="P66" style:family="paragraph" style:parent-style-name="Standard">
      <style:paragraph-properties fo:text-align="justify" style:justify-single-word="false"/>
      <style:text-properties officeooo:rsid="00ac91fa" officeooo:paragraph-rsid="00ac91fa"/>
    </style:style>
    <style:style style:name="P67" style:family="paragraph" style:parent-style-name="Standard">
      <style:paragraph-properties fo:text-align="justify" style:justify-single-word="false"/>
      <style:text-properties officeooo:rsid="00afe593" officeooo:paragraph-rsid="00b1746e"/>
    </style:style>
    <style:style style:name="P68" style:family="paragraph" style:parent-style-name="Standard">
      <style:paragraph-properties fo:text-align="justify" style:justify-single-word="false"/>
      <style:text-properties officeooo:rsid="00b4535c" officeooo:paragraph-rsid="00b4535c"/>
    </style:style>
    <style:style style:name="P69" style:family="paragraph" style:parent-style-name="Standard">
      <style:paragraph-properties fo:text-align="start" style:justify-single-word="false"/>
      <style:text-properties officeooo:rsid="00b4535c" officeooo:paragraph-rsid="00b4535c"/>
    </style:style>
    <style:style style:name="P70" style:family="paragraph" style:parent-style-name="Standard">
      <style:paragraph-properties fo:text-align="justify" style:justify-single-word="false"/>
      <style:text-properties officeooo:rsid="00b47ff1" officeooo:paragraph-rsid="00b47ff1"/>
    </style:style>
    <style:style style:name="P71" style:family="paragraph" style:parent-style-name="Standard">
      <style:paragraph-properties fo:text-align="center" style:justify-single-word="false"/>
      <style:text-properties officeooo:rsid="00b47ff1" officeooo:paragraph-rsid="00b47ff1"/>
    </style:style>
    <style:style style:name="P72" style:family="paragraph" style:parent-style-name="Standard">
      <style:paragraph-properties fo:text-align="justify" style:justify-single-word="false"/>
      <style:text-properties style:font-name="Liberation Serif" officeooo:paragraph-rsid="00a3f720"/>
    </style:style>
    <style:style style:name="T1" style:family="text">
      <style:text-properties officeooo:rsid="000cdd62"/>
    </style:style>
    <style:style style:name="T2" style:family="text">
      <style:text-properties officeooo:rsid="000dd408"/>
    </style:style>
    <style:style style:name="T3" style:family="text">
      <style:text-properties officeooo:rsid="000febcc"/>
    </style:style>
    <style:style style:name="T4" style:family="text">
      <style:text-properties officeooo:rsid="0010251a"/>
    </style:style>
    <style:style style:name="T5" style:family="text">
      <style:text-properties officeooo:rsid="00120625"/>
    </style:style>
    <style:style style:name="T6" style:family="text">
      <style:text-properties officeooo:rsid="0013d9f8"/>
    </style:style>
    <style:style style:name="T7" style:family="text">
      <style:text-properties officeooo:rsid="001532b3"/>
    </style:style>
    <style:style style:name="T8" style:family="text">
      <style:text-properties officeooo:rsid="0017155f"/>
    </style:style>
    <style:style style:name="T9" style:family="text">
      <style:text-properties officeooo:rsid="001abd74"/>
    </style:style>
    <style:style style:name="T10" style:family="text">
      <style:text-properties officeooo:rsid="001dad1e"/>
    </style:style>
    <style:style style:name="T11" style:family="text">
      <style:text-properties officeooo:rsid="001dda1a"/>
    </style:style>
    <style:style style:name="T12" style:family="text">
      <style:text-properties officeooo:rsid="001f7807"/>
    </style:style>
    <style:style style:name="T13" style:family="text">
      <style:text-properties officeooo:rsid="002062d0"/>
    </style:style>
    <style:style style:name="T14" style:family="text">
      <style:text-properties officeooo:rsid="0021cb01"/>
    </style:style>
    <style:style style:name="T15" style:family="text">
      <style:text-properties officeooo:rsid="002287a1"/>
    </style:style>
    <style:style style:name="T16" style:family="text">
      <style:text-properties officeooo:rsid="002302e0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2496a5" style:font-style-asian="italic" style:font-style-complex="italic"/>
    </style:style>
    <style:style style:name="T19" style:family="text">
      <style:text-properties fo:font-style="italic" officeooo:rsid="00261b2a" style:font-style-asian="italic" style:font-style-complex="italic"/>
    </style:style>
    <style:style style:name="T20" style:family="text">
      <style:text-properties fo:font-style="italic" officeooo:rsid="0027fcbe" style:font-style-asian="italic" style:font-style-complex="italic"/>
    </style:style>
    <style:style style:name="T21" style:family="text">
      <style:text-properties fo:font-style="italic" officeooo:rsid="0036ed8b" style:font-style-asian="italic" style:font-style-complex="italic"/>
    </style:style>
    <style:style style:name="T22" style:family="text">
      <style:text-properties fo:font-style="italic" officeooo:rsid="003b056b" style:font-style-asian="italic" style:font-style-complex="italic"/>
    </style:style>
    <style:style style:name="T23" style:family="text">
      <style:text-properties fo:font-style="italic" officeooo:rsid="003d9996" style:font-style-asian="italic" style:font-style-complex="italic"/>
    </style:style>
    <style:style style:name="T24" style:family="text">
      <style:text-properties fo:font-style="italic" officeooo:rsid="0043308d" style:font-style-asian="italic" style:font-style-complex="italic"/>
    </style:style>
    <style:style style:name="T25" style:family="text">
      <style:text-properties fo:font-style="italic" officeooo:rsid="009b5842" style:font-style-asian="italic" style:font-style-complex="italic"/>
    </style:style>
    <style:style style:name="T26" style:family="text">
      <style:text-properties fo:font-style="italic" officeooo:rsid="00a36176" style:font-style-asian="italic" style:font-style-complex="italic"/>
    </style:style>
    <style:style style:name="T27" style:family="text">
      <style:text-properties officeooo:rsid="002cc290"/>
    </style:style>
    <style:style style:name="T28" style:family="text">
      <style:text-properties officeooo:rsid="002d3123"/>
    </style:style>
    <style:style style:name="T29" style:family="text">
      <style:text-properties officeooo:rsid="002e991c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f151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0c506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317de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517c2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50d8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bb052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9ce95c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fo:font-size="12pt" fo:letter-spacing="normal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3317de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3517c2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5e986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3d9996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normal" officeooo:rsid="003e9602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size="12pt" fo:font-style="normal" fo:font-weight="normal" officeooo:rsid="004018a4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size="12pt" fo:font-style="normal" fo:font-weight="normal" officeooo:rsid="004084bc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size="12pt" fo:font-style="normal" fo:font-weight="normal" officeooo:rsid="00410a29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size="12pt" fo:font-style="normal" fo:font-weight="normal" officeooo:rsid="004171f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size="12pt" fo:font-style="normal" fo:font-weight="normal" officeooo:rsid="00450d8c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size="12pt" fo:font-style="normal" fo:font-weight="normal" officeooo:rsid="00466111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size="12pt" fo:font-style="normal" fo:font-weight="normal" officeooo:rsid="00469905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size="12pt" fo:font-style="normal" fo:font-weight="normal" officeooo:rsid="0046df86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font-size="12pt" fo:font-style="normal" fo:font-weight="normal" officeooo:rsid="0046dfbb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font-size="12pt" fo:font-style="normal" fo:font-weight="normal" officeooo:rsid="0048d9cd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font-size="12pt" fo:font-style="normal" fo:font-weight="normal" officeooo:rsid="004bbcdb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size="12pt" fo:font-style="normal" fo:font-weight="normal" officeooo:rsid="004e33b3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size="12pt" fo:font-style="normal" fo:font-weight="normal" officeooo:rsid="004f1f56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fo:font-weight="normal" officeooo:rsid="005fa92f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fo:font-weight="normal" officeooo:rsid="006087eb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fo:font-weight="normal" officeooo:rsid="00610d2d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fo:font-weight="normal" officeooo:rsid="00776156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8cd5d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8d25ce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552931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fo:font-weight="normal" officeooo:rsid="008d637d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fo:font-weight="normal" officeooo:rsid="0096807f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fo:font-weight="normal" officeooo:rsid="00968bf2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fo:font-weight="normal" officeooo:rsid="0099cd4e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fo:font-weight="normal" officeooo:rsid="0099def0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fo:font-weight="normal" officeooo:rsid="009e942a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fo:font-weight="normal" officeooo:rsid="00a10d8a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fo:font-weight="normal" officeooo:rsid="00a19d33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fo:font-weight="normal" officeooo:rsid="00a36176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fo:font-weight="normal" officeooo:rsid="00ab50ad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fo:font-weight="normal" officeooo:rsid="00ae2370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fo:font-weight="normal" officeooo:rsid="00afe593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fo:font-weight="normal" officeooo:rsid="00b1746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fo:font-weight="normal" officeooo:rsid="00b2a54a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fo:font-weight="normal" officeooo:rsid="00b4535c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fo:font-weight="normal" officeooo:rsid="00b47ff1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fo:font-weight="normal" officeooo:rsid="00b51efd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fo:font-weight="normal" officeooo:rsid="00b794c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fo:font-weight="normal" officeooo:rsid="00c1eb64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fo:font-weight="normal" officeooo:rsid="00c3a30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fo:font-weight="normal" officeooo:rsid="00c4968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9" style:family="text">
      <style:text-properties fo:font-size="12pt" fo:font-style="italic" fo:font-weight="normal" officeooo:rsid="003517c2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fo:font-size="12pt" fo:font-style="italic" fo:font-weight="normal" officeooo:rsid="0036ed8b" style:font-size-asian="12pt" style:font-style-asian="italic" style:font-weight-asian="normal" style:font-size-complex="12pt" style:font-style-complex="italic" style:font-weight-complex="normal"/>
    </style:style>
    <style:style style:name="T91" style:family="text">
      <style:text-properties fo:font-size="12pt" fo:font-style="italic" fo:font-weight="normal" officeooo:rsid="00377c1d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size="12pt" fo:font-style="italic" fo:font-weight="normal" officeooo:rsid="00c08625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fo:font-weight="normal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377c1d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3ab52c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3c5999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450d8c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4cdd3c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551ce5" style:font-size-asian="12pt" style:font-weight-asian="normal" style:font-size-complex="12pt" style:font-weight-complex="normal"/>
    </style:style>
    <style:style style:name="T100" style:family="text">
      <style:text-properties fo:font-size="12pt" fo:font-weight="normal" officeooo:rsid="0064186b" style:font-size-asian="12pt" style:font-weight-asian="normal" style:font-size-complex="12pt" style:font-weight-complex="normal"/>
    </style:style>
    <style:style style:name="T101" style:family="text">
      <style:text-properties fo:font-size="12pt" fo:font-weight="normal" officeooo:rsid="0064e7ad" style:font-size-asian="12pt" style:font-weight-asian="normal" style:font-size-complex="12pt" style:font-weight-complex="normal"/>
    </style:style>
    <style:style style:name="T102" style:family="text">
      <style:text-properties fo:font-size="12pt" fo:font-weight="normal" officeooo:rsid="0066b287" style:font-size-asian="12pt" style:font-weight-asian="normal" style:font-size-complex="12pt" style:font-weight-complex="normal"/>
    </style:style>
    <style:style style:name="T103" style:family="text">
      <style:text-properties fo:font-size="12pt" fo:font-weight="normal" officeooo:rsid="0066fb1c" style:font-size-asian="12pt" style:font-weight-asian="normal" style:font-size-complex="12pt" style:font-weight-complex="normal"/>
    </style:style>
    <style:style style:name="T104" style:family="text">
      <style:text-properties fo:font-size="12pt" fo:font-weight="normal" officeooo:rsid="0068f175" style:font-size-asian="12pt" style:font-weight-asian="normal" style:font-size-complex="12pt" style:font-weight-complex="normal"/>
    </style:style>
    <style:style style:name="T105" style:family="text">
      <style:text-properties fo:font-size="12pt" fo:font-weight="normal" officeooo:rsid="006a96f5" style:font-size-asian="12pt" style:font-weight-asian="normal" style:font-size-complex="12pt" style:font-weight-complex="normal"/>
    </style:style>
    <style:style style:name="T106" style:family="text">
      <style:text-properties fo:font-size="12pt" fo:font-weight="normal" officeooo:rsid="006c4d32" style:font-size-asian="12pt" style:font-weight-asian="normal" style:font-size-complex="12pt" style:font-weight-complex="normal"/>
    </style:style>
    <style:style style:name="T107" style:family="text">
      <style:text-properties fo:font-size="12pt" fo:font-weight="normal" officeooo:rsid="006dd682" style:font-size-asian="12pt" style:font-weight-asian="normal" style:font-size-complex="12pt" style:font-weight-complex="normal"/>
    </style:style>
    <style:style style:name="T108" style:family="text">
      <style:text-properties fo:font-size="12pt" fo:font-weight="normal" officeooo:rsid="0070156a" style:font-size-asian="12pt" style:font-weight-asian="normal" style:font-size-complex="12pt" style:font-weight-complex="normal"/>
    </style:style>
    <style:style style:name="T109" style:family="text">
      <style:text-properties fo:font-size="12pt" fo:font-weight="normal" officeooo:rsid="00727e6a" style:font-size-asian="12pt" style:font-weight-asian="normal" style:font-size-complex="12pt" style:font-weight-complex="normal"/>
    </style:style>
    <style:style style:name="T110" style:family="text">
      <style:text-properties fo:font-size="12pt" fo:font-weight="normal" officeooo:rsid="00743c80" style:font-size-asian="12pt" style:font-weight-asian="normal" style:font-size-complex="12pt" style:font-weight-complex="normal"/>
    </style:style>
    <style:style style:name="T111" style:family="text">
      <style:text-properties fo:font-size="12pt" fo:font-weight="normal" officeooo:rsid="0075c545" style:font-size-asian="12pt" style:font-weight-asian="normal" style:font-size-complex="12pt" style:font-weight-complex="normal"/>
    </style:style>
    <style:style style:name="T112" style:family="text">
      <style:text-properties fo:font-size="12pt" fo:font-weight="normal" officeooo:rsid="00776156" style:font-size-asian="12pt" style:font-weight-asian="normal" style:font-size-complex="12pt" style:font-weight-complex="normal"/>
    </style:style>
    <style:style style:name="T113" style:family="text">
      <style:text-properties fo:font-size="12pt" fo:font-weight="normal" officeooo:rsid="0078dd2e" style:font-size-asian="12pt" style:font-weight-asian="normal" style:font-size-complex="12pt" style:font-weight-complex="normal"/>
    </style:style>
    <style:style style:name="T114" style:family="text">
      <style:text-properties fo:font-size="12pt" fo:font-weight="normal" officeooo:rsid="007a9a56" style:font-size-asian="12pt" style:font-weight-asian="normal" style:font-size-complex="12pt" style:font-weight-complex="normal"/>
    </style:style>
    <style:style style:name="T115" style:family="text">
      <style:text-properties fo:font-size="12pt" fo:font-weight="normal" officeooo:rsid="007c1683" style:font-size-asian="12pt" style:font-weight-asian="normal" style:font-size-complex="12pt" style:font-weight-complex="normal"/>
    </style:style>
    <style:style style:name="T116" style:family="text">
      <style:text-properties fo:font-size="12pt" fo:font-weight="normal" officeooo:rsid="007e0e51" style:font-size-asian="12pt" style:font-weight-asian="normal" style:font-size-complex="12pt" style:font-weight-complex="normal"/>
    </style:style>
    <style:style style:name="T117" style:family="text">
      <style:text-properties fo:font-size="12pt" fo:font-weight="normal" officeooo:rsid="007fa389" style:font-size-asian="12pt" style:font-weight-asian="normal" style:font-size-complex="12pt" style:font-weight-complex="normal"/>
    </style:style>
    <style:style style:name="T118" style:family="text">
      <style:text-properties fo:font-size="12pt" fo:font-weight="normal" officeooo:rsid="008058ab" style:font-size-asian="12pt" style:font-weight-asian="normal" style:font-size-complex="12pt" style:font-weight-complex="normal"/>
    </style:style>
    <style:style style:name="T119" style:family="text">
      <style:text-properties fo:font-size="12pt" fo:font-weight="normal" officeooo:rsid="0080cd3d" style:font-size-asian="12pt" style:font-weight-asian="normal" style:font-size-complex="12pt" style:font-weight-complex="normal"/>
    </style:style>
    <style:style style:name="T120" style:family="text">
      <style:text-properties fo:font-size="12pt" fo:font-weight="normal" officeooo:rsid="008354e5" style:font-size-asian="12pt" style:font-weight-asian="normal" style:font-size-complex="12pt" style:font-weight-complex="normal"/>
    </style:style>
    <style:style style:name="T121" style:family="text">
      <style:text-properties fo:font-size="12pt" fo:font-weight="normal" officeooo:rsid="00854131" style:font-size-asian="12pt" style:font-weight-asian="normal" style:font-size-complex="12pt" style:font-weight-complex="normal"/>
    </style:style>
    <style:style style:name="T122" style:family="text">
      <style:text-properties fo:font-size="12pt" fo:font-weight="normal" officeooo:rsid="0086adae" style:font-size-asian="12pt" style:font-weight-asian="normal" style:font-size-complex="12pt" style:font-weight-complex="normal"/>
    </style:style>
    <style:style style:name="T123" style:family="text">
      <style:text-properties fo:font-size="12pt" fo:font-weight="normal" officeooo:rsid="0087c80d" style:font-size-asian="12pt" style:font-weight-asian="normal" style:font-size-complex="12pt" style:font-weight-complex="normal"/>
    </style:style>
    <style:style style:name="T124" style:family="text">
      <style:text-properties fo:font-size="12pt" fo:font-weight="normal" officeooo:rsid="0089a41b" style:font-size-asian="12pt" style:font-weight-asian="normal" style:font-size-complex="12pt" style:font-weight-complex="normal"/>
    </style:style>
    <style:style style:name="T125" style:family="text">
      <style:text-properties fo:font-size="12pt" fo:font-weight="normal" officeooo:rsid="008a3407" style:font-size-asian="12pt" style:font-weight-asian="normal" style:font-size-complex="12pt" style:font-weight-complex="normal"/>
    </style:style>
    <style:style style:name="T126" style:family="text">
      <style:text-properties fo:font-size="12pt" fo:font-weight="normal" officeooo:rsid="008a3499" style:font-size-asian="12pt" style:font-weight-asian="normal" style:font-size-complex="12pt" style:font-weight-complex="normal"/>
    </style:style>
    <style:style style:name="T127" style:family="text">
      <style:text-properties fo:font-size="12pt" fo:font-weight="normal" officeooo:rsid="008ae94d" style:font-size-asian="12pt" style:font-weight-asian="normal" style:font-size-complex="12pt" style:font-weight-complex="normal"/>
    </style:style>
    <style:style style:name="T128" style:family="text">
      <style:text-properties fo:font-size="12pt" fo:font-weight="normal" officeooo:rsid="008cd5de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8d25ce" style:font-size-asian="12pt" style:font-weight-asian="normal" style:font-size-complex="12pt" style:font-weight-complex="normal"/>
    </style:style>
    <style:style style:name="T130" style:family="text">
      <style:text-properties fo:font-size="12pt" fo:font-weight="normal" officeooo:rsid="008d637d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911214" style:font-size-asian="12pt" style:font-weight-asian="normal" style:font-size-complex="12pt" style:font-weight-complex="normal"/>
    </style:style>
    <style:style style:name="T132" style:family="text">
      <style:text-properties fo:font-size="12pt" fo:font-weight="normal" officeooo:rsid="0099def0" style:font-size-asian="12pt" style:font-weight-asian="normal" style:font-size-complex="12pt" style:font-weight-complex="normal"/>
    </style:style>
    <style:style style:name="T133" style:family="text">
      <style:text-properties fo:font-size="12pt" fo:font-weight="normal" officeooo:rsid="009a3d83" style:font-size-asian="12pt" style:font-weight-asian="normal" style:font-size-complex="12pt" style:font-weight-complex="normal"/>
    </style:style>
    <style:style style:name="T134" style:family="text">
      <style:text-properties fo:font-size="12pt" fo:font-weight="normal" officeooo:rsid="009e942a" style:font-size-asian="12pt" style:font-weight-asian="normal" style:font-size-complex="12pt" style:font-weight-complex="normal"/>
    </style:style>
    <style:style style:name="T135" style:family="text">
      <style:text-properties fo:font-size="12pt" fo:font-weight="normal" officeooo:rsid="00a05484" style:font-size-asian="12pt" style:font-weight-asian="normal" style:font-size-complex="12pt" style:font-weight-complex="normal"/>
    </style:style>
    <style:style style:name="T136" style:family="text">
      <style:text-properties fo:font-size="12pt" fo:font-weight="normal" officeooo:rsid="00a10d8a" style:font-size-asian="12pt" style:font-weight-asian="normal" style:font-size-complex="12pt" style:font-weight-complex="normal"/>
    </style:style>
    <style:style style:name="T137" style:family="text">
      <style:text-properties fo:font-size="12pt" fo:font-weight="normal" officeooo:rsid="00a2e009" style:font-size-asian="12pt" style:font-weight-asian="normal" style:font-size-complex="12pt" style:font-weight-complex="normal"/>
    </style:style>
    <style:style style:name="T138" style:family="text">
      <style:text-properties fo:font-size="12pt" fo:font-weight="normal" officeooo:rsid="00a3f720" style:font-size-asian="12pt" style:font-weight-asian="normal" style:font-size-complex="12pt" style:font-weight-complex="normal"/>
    </style:style>
    <style:style style:name="T139" style:family="text">
      <style:text-properties fo:font-size="12pt" fo:font-weight="normal" officeooo:rsid="00a58e1e" style:font-size-asian="12pt" style:font-weight-asian="normal" style:font-size-complex="12pt" style:font-weight-complex="normal"/>
    </style:style>
    <style:style style:name="T140" style:family="text">
      <style:text-properties fo:font-size="12pt" fo:font-weight="normal" officeooo:rsid="00a5f264" style:font-size-asian="12pt" style:font-weight-asian="normal" style:font-size-complex="12pt" style:font-weight-complex="normal"/>
    </style:style>
    <style:style style:name="T141" style:family="text">
      <style:text-properties fo:font-size="12pt" fo:font-weight="normal" officeooo:rsid="00a7d463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0a9636b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0b683e7" style:font-size-asian="12pt" style:font-weight-asian="normal" style:font-size-complex="12pt" style:font-weight-complex="normal"/>
    </style:style>
    <style:style style:name="T144" style:family="text">
      <style:text-properties fo:font-size="12pt" fo:font-weight="normal" officeooo:rsid="00c08625" style:font-size-asian="12pt" style:font-weight-asian="normal" style:font-size-complex="12pt" style:font-weight-complex="normal"/>
    </style:style>
    <style:style style:name="T145" style:family="text">
      <style:text-properties fo:font-size="12pt" fo:font-weight="normal" officeooo:rsid="00c0fae0" style:font-size-asian="12pt" style:font-weight-asian="normal" style:font-size-complex="12pt" style:font-weight-complex="normal"/>
    </style:style>
    <style:style style:name="T146" style:family="text">
      <style:text-properties officeooo:rsid="0036ed8b"/>
    </style:style>
    <style:style style:name="T147" style:family="text">
      <style:text-properties officeooo:rsid="0043308d"/>
    </style:style>
    <style:style style:name="T148" style:family="text">
      <style:text-properties officeooo:rsid="008229d0"/>
    </style:style>
    <style:style style:name="T149" style:family="text">
      <style:text-properties officeooo:rsid="008ec50e"/>
    </style:style>
    <style:style style:name="T150" style:family="text">
      <style:text-properties officeooo:rsid="0095ff39"/>
    </style:style>
    <style:style style:name="T151" style:family="text">
      <style:text-properties officeooo:rsid="0099cd4e"/>
    </style:style>
    <style:style style:name="T152" style:family="text">
      <style:text-properties officeooo:rsid="0099def0"/>
    </style:style>
    <style:style style:name="T153" style:family="text">
      <style:text-properties officeooo:rsid="009b5842"/>
    </style:style>
    <style:style style:name="T154" style:family="text">
      <style:text-properties officeooo:rsid="00b88804"/>
    </style:style>
    <style:style style:name="T155" style:family="text">
      <style:text-properties officeooo:rsid="00bb68a3"/>
    </style:style>
    <style:style style:name="T156" style:family="text">
      <style:text-properties officeooo:rsid="00bd4910"/>
    </style:style>
    <style:style style:name="T157" style:family="text">
      <style:text-properties officeooo:rsid="00bf99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82"/></text:p>
      <text:p text:style-name="P5"><text:span text:style-name="T82">Rozdział </text:span><text:span text:style-name="T87">I</text:span></text:p>
      <text:p text:style-name="P4"><text:span text:style-name="T150"><text:tab/></text:span></text:p>
      <text:p text:style-name="P4"><text:span text:style-name="T150"><text:tab/>Zbliża się</text:span> chwila, na którą z reszt<text:span text:style-name="T2">ą</text:span> załogi czekamy od niemal pięciu miesięcy </text:p>
      <text:p text:style-name="P2">- <text:span text:style-name="T27">p</text:span>omyślał Mark, wpatrując się przez iluminator w hipnotyczną, rudawą tarczę planety, częściowo spowitej mrokiem.</text:p>
      <text:p text:style-name="P2"><text:tab/>Statek znajdował się na niskiej orbicie, <text:span text:style-name="T148">a on </text:span>wyraźnie dostrzegał <text:s/><text:span text:style-name="T148">otoczony chmurami </text:span>Olympus Mons (olbrzymi, wygasły wulkan), <text:span text:style-name="T148">będący</text:span> celem lądowania i całej wyprawy.</text:p>
      <text:p text:style-name="P2">- <text:span text:style-name="T150">N</text:span>ie mogę uwierzyć, że <text:span text:style-name="T150">za kilka godzin znajdę się na Marsie</text:span> - wymamrotał do siebie.</text:p>
      <text:p text:style-name="P2"><text:tab/>Mimo, iż obecna misja była już szóstą ekspedycją załogową na tę planetę, dwie z nich zakończyły się katastrofami, przez co Mars nadal wywoływał wielkie emocje w społeczeństwie, politykach i astronautach.</text:p>
      <text:p text:style-name="P2"><text:tab/>Błędy konstrukcyjne przy budowie rakiety użytej w pierwszej misji oraz nieodpowiednie zabezpieczenia habitatów mieszkalnych przed promieniowaniem słonecz<text:span text:style-name="T2">n</text:span>ym, także w czasie trwania misji drugiej, doprowadziły do śmierci załóg przez co NASA poważnie rozważała zamrożenie programu „<text:span text:style-name="T148">Mars Terraforming Project”</text:span> na co najmniej 5 lat. Jednak wyprawa nr 4 była już mocno zaawansowana w czasie i dużo lepiej pomyślana, finalnie udało się ją zrealizować bez większych problemów. <text:span text:style-name="T149">Media odtrąbiły ogromny sukces, politycy grzali się w jego cieple. </text:span>Trzeba tu <text:span text:style-name="T149">jednak</text:span> dodać, że duży wpływ na końcow<text:span text:style-name="T149">e powodzenie</text:span> miał fakt, że NASA przy realizacji tego projektu udało się wreszcie porozumieć z prywatą firmą SpraceY, która była już wtedy w posiadaniu kilku rozwiązań technicznych znacz<text:span text:style-name="T10">ąco</text:span> podnoszących sprawność silników.</text:p>
      <text:p text:style-name="P3"><text:tab/>Podniecenie pomieszane z niepokojem wciąż nie pozwalały mu zasnąć; przetarł dłońmi zmęczoną twarz i rozciągnął się na materacu umieszczonym we wnęce u <text:span text:style-name="T2">ś</text:span>ciany tej niewielkiej kajuty, która dawała mu namiastkę prywatności przez minione miesiące. </text:p>
      <text:p text:style-name="P3"><text:tab/>Ostatnimi myślami nim zm<text:span text:style-name="T2">óg</text:span>ł go sen sięgnął do kobiety, którą wciąż miał w sercu. W rzeczywistości jego serce było dość pojemne i w zależności od dnia, czy nastroju mogła mu przyjść do głowy jedna z trzech, czy czterech dziewczyn, które darzył sentymentem. Był trudnym, bardzo wymagającym mężczyzną. I mimo, że kobiety lubiły jego towarzyst<text:span text:style-name="T2">w</text:span>o, przy bliższej relacji mocno tracił i szybko kończył porzucony, a jedyne towarzystwo jakie wtedy akc<text:span text:style-name="T2">e</text:span>ptował, to nieodłączne poczucie winy i straconej szansy. Porzucały go jedynie te dziewczyny, na których mu zależało, tylko im pokazywał kim rzeczywiście jest i na efekt zwykle nie trzeba było długo czekać. Czasami dochodził do wniosku, że mógłby je przy sobie zatrzymać okazując obojętnoś<text:span text:style-name="T10">ć</text:span>, niestety w bliskich relacjach nie panował nad swoimi emocjami.</text:p>
      <text:p text:style-name="P2"><text:tab/>Nie ma co ukrywać, że jego nieudane związki mocno przyczyniły się do tego, że mając 32 lata znalazł się właśnie w tym miejscu w towarzystwie trzech podobnych mu ludzi.</text:p>
      <text:p text:style-name="P2">Z obecnej załogi tylko <text:span text:style-name="T28">Tom </text:span>Clark, który był lekarzem i oficjalnym liderem zespołu był w związku małżeńskim - żona i dwóch synów wyczekiwało jego powrotu w Los Angeles.</text:p>
      <text:p text:style-name="P2">Jednak z tego co sam o sobie mówił, bez długich rozłąk jego małżeństwu brakowałoby późniejszych impulsów intensywności; miał za sobą prawie 3 lata przebywania w przestrzeni kosmicznej na pomniejszych misjach, nim zakwalifikował się do obecnej wyprawy i ostatecznie został jej dowódcą, <text:span text:style-name="T7">a jednocześnie najstarszym uczestnikiem</text:span>. </text:p>
      <text:p text:style-name="P2"><text:tab/><text:span text:style-name="T28">Tom</text:span> już w czasie miesięcy szkoleń był wysoko ceniony tak przez instruktorów, jak przez kolegów. Szczególne uznanie budziła jego odporność na stres i zdolności interpersonalne. </text:p>
      <text:p text:style-name="P2">Miał pozytywny wpływ na grupę oraz naturalną zdolność rozładowywania napięć, które zdarzały się między rekrutami. Sam nigdy nie był stroną konfliktu, </text:p>
      <text:p text:style-name="P2">a powód tego zdawał się tkwić w tym, że nikt nie traktował go jako rywala i nie czuł potrzeby konkurowania z nim. Bez wątpienia był wyjątkowo inteligentny, lecz pod wzg<text:span text:style-name="T10">l</text:span>ędem biegłości w poszczególnych dziedzinach i sprawności fizycznej był na tle pozostałych uczestników szkolenia przeciętniakiem.</text:p>
      <text:p text:style-name="P2"><text:tab/>Mark ocknął się nagle. Miał wrażenie, że usłyszał jakiś nieo<text:span text:style-name="T147">k</text:span>reślony, stłumiony dźwięk. Otworzył ciężkie powieki; sufit pokryty farbą elektroluminescencyjną już pojaśniał imitując wschód słońca i zwiastując rozpoczęcie kolejnego dnia służby. Rozwiązanie z automatycznym <text:soft-page-break/>oświetleniem pomagało <text:span text:style-name="T1">zachować</text:span> naturalny, <text:span text:style-name="T1">dobowy</text:span> rytm aktywności członków zespołu, a także utrzymywało ich w lepszej formie psychofizycznej, <text:span text:style-name="T1">co zostało już potwierdzone długotrwałymi badaniami jeszcze na ziemi. </text:span></text:p>
      <text:p text:style-name="P6"><text:tab/>Ponownie zamknął oczy, a jedyne co docierało do jego uszu, to miarowe, monotonne brzęczenie urządzeń podtrzymujących <text:s/>funkcje pokładowe. Dźwięki zlewały się w jednolity szum, będący <text:span text:style-name="T154">aktualnie</text:span> integralną częścią jego <text:span text:style-name="T2">życia.</text:span></text:p>
      <text:p text:style-name="P7">- Burt, Mark, przyjdźcie natychmiast do kantyny – <text:span text:style-name="T155">r</text:span>ozległ<text:span text:style-name="T155">o</text:span> się z interkomu <text:span text:style-name="T155">wezwanie</text:span> <text:span text:style-name="T10">mechanika</text:span> Franka.</text:p>
      <text:p text:style-name="P7"><text:tab/>Było coś niepokojącego w jego <text:span text:style-name="T155">głosie</text:span>. </text:p>
      <text:p text:style-name="P7">- Coś jest nie tak – przeszło przez myśl Markowi, <text:span text:style-name="T3">gdy stawał boso na podłodze</text:span>. - Musiała przyjść <text:span text:style-name="T3"><text:s/></text:span>wiadomość z agencji <text:span text:style-name="T3">i lądowanie zostanie opóźnione.</text:span></text:p>
      <text:p text:style-name="P9"><text:tab/>Wskoczył w spodnie, wsunął trampki na stopy, przyciskiem uruchomił rozsuwane drzwi </text:p>
      <text:p text:style-name="P9">i schyliwszy się, bez ociągania ruszył <text:span text:style-name="T4">klaustrofobicznym korytarzem ku kolejnym drzwiom prowadzącym wprost do garażu. Minął łazik i dwa quady zabezpieczone linami. Teraz pozostało się jeszcze przecisnąć przez wąską śluzę łączącą moduł lądownika nr 1, gdzie był zakwaterowany wraz z Frankiem i znajdował się już na pokładzie głównym. </text:span></text:p>
      <text:p text:style-name="P8"><text:tab/><text:span text:style-name="T5">Ledwo zjawił się w ładowni pokładu głównego, przez śluzę lądownika nr 2 wychyliła się postać Burta.</text:span></text:p>
      <text:p text:style-name="P10">- Co jest grane? – rzucił Burt.</text:p>
      <text:p text:style-name="P10">- Sam chciałbym wiedzieć – odpowiedział Mark i spojrzał, czy za plecami Burta nie pojawi się postać <text:span text:style-name="T28">Tom’a</text:span>.</text:p>
      <text:p text:style-name="P10">- M<text:span text:style-name="T6">usi być </text:span>z Frankiem, <text:span text:style-name="T6">inaczej też by go wołał </text:span>- Burt <text:span text:style-name="T8">wyprzedził pytanie Marka.</text:span></text:p>
      <text:p text:style-name="P10"><text:tab/><text:span text:style-name="T156">Wspólnie przemierzyli labirynt skrzyń zalegających aż po suwnicę sufitową.</text:span></text:p>
      <text:p text:style-name="P10"/>
      <text:p text:style-name="P11"><text:tab/><text:span text:style-name="T7">Kantyna była dość obszerna. Pełniła jednocześnie rolę sali narad i stołówki. Było tu trochę specjalnie dostosowanego sprzętu agd, ale też kilka komputerów i płaski ekran, który zajmował całą ścianę – a może po prostu był ścianą. Po szafkach były poupychane produkty spożywcze i kilka naczyń – większość pokarmów spożywano wprost z pierwotnych opakowań. Przy owalnym stole stały cztery krzesła, na jednym z nich siedział przygarbiony mężczyzna. </text:span></text:p>
      <text:p text:style-name="P11"><text:span text:style-name="T7"><text:tab/>Wchodzący do pomieszczenia Burt i Mark natychmiast spostrzegli, że spod owocowej mrożonki przyciskanej przez Franka do lewego policzka cieknie krew, która następnie kapie na stół i lśniącą posadzkę.</text:span></text:p>
      <text:p text:style-name="P12">- Co się stało – wystrzelił emocjonalnie Burt i w dwóch susach znalazł się przy Franku <text:span text:style-name="T9">oglądając pociągłe skaleczenie na twarzy, które zdążyło już lekko spuchnąć.</text:span></text:p>
      <text:p text:style-name="P13">- Rzucił się na mnie! - krzyknął Frank i natychmiast zasyczał z bólu.</text:p>
      <text:p text:style-name="P14">- <text:span text:style-name="T28">Tom</text:span>? - zapytali jednocześnie, zdezorientowani Mark i Burt. - Jak do tego doszło, gdzie <text:span text:style-name="T11">on </text:span>jest? - dodał rozgorączkowany Burt chwytając się nerwowo za głowę. <text:span text:style-name="T157">Frank nic nie powiedział, tylko wskazał ręką kierunek.</text:span></text:p>
      <text:p text:style-name="P16"><text:tab/>Rana nie wyglądała poważnie, ale samo zajście wydawało się być tak niedorzeczne, że wszyscy trzej sprawiali wrażenie skołowanych. <text:span text:style-name="T11">Wreszcie Mark pierwszy oprzytomniał i skierował się ku ambulatorium po apteczkę i gdzie spodziewał się znaleźć Toma. Zauważył, że najwyraźniej </text:span></text:p>
      <text:p text:style-name="P16"><text:span text:style-name="T11">z tego samego kierunku przyszedł Frank, gdyż podłogę znaczyły ślady krwi. </text:span></text:p>
      <text:p text:style-name="P15"><text:tab/><text:span text:style-name="T151">Rozsuwane drzwi izby były związane stetoskopem, co tylko powiększyło uczucie szoku jaki od dłuższej chwili nie opuszczał Marka. </text:span></text:p>
      <text:p text:style-name="P15"><text:span text:style-name="T12">- Co tu się do cholery dzieje?! – wyartykułował z wzbierającą w nim frustracją.</text:span></text:p>
      <text:p text:style-name="P15"><text:span text:style-name="T12"><text:tab/>Spojrzał przez szybę do wnętrza i osłupiał. Zimny dreszcz przeszył jego ciało od góry do dołu i z powrotem. Tom Clark stał tuż za drzwiami i patrzył w jego kierunku nieobecnym wzrokiem, wyglądał obco, nie zareagował w żaden sposób. Nim Mark podjął jakieś kroki, doszli dwaj pozostali astronauci z kantyny.</text:span></text:p>
      <text:p text:style-name="P15"><text:span text:style-name="T12">- Jest w środku – wskazał Mark na drzwi.</text:span></text:p>
      <text:p text:style-name="P17">- Tak. <text:span text:style-name="T13">On mówi, że Clark postradał zmysły – Burt klepnął w ramię Franka.</text:span></text:p>
      <text:p text:style-name="P18"><text:soft-page-break/>- Zaatakował mnie, sami zobaczcie w jakim jest stanie – zareplikował Frank z grymasem bólu na twarzy i podszedł do drzwi, <text:span text:style-name="T153">aby osobiście</text:span> się upewnić, że to wszystko nie jest jedynie grą jego wyobraźni.</text:p>
      <text:p text:style-name="P18"><text:tab/>Rzeczywiście, ich dowódca sprawiał wrażenie, jakby duchem był <text:span text:style-name="T14">w</text:span> <text:span text:style-name="T14">najlepszym razie </text:span>na Ziemi. <text:span text:style-name="T14">Zdecydowanie nie był obecny na orbicie Marsa, gdzie przebywało jego ciało wpatrujące się tępym spojrzeniem w nicość. Ciszę jaka zapadła w trakcie, gdy wszyscy trzej przyglądali się bezsilnie temu zjawisku przerwał Burt.</text:span></text:p>
      <text:p text:style-name="P19">- <text:span text:style-name="T29">Tom</text:span>! Co jest, chłopie? - <text:span text:style-name="T29">Tom Clark</text:span> był ostatnią osobą, po której można by się spodziewać takiego zachowania. Burt nie odpuszczał – Słysz<text:span text:style-name="T29">ysz</text:span> mnie? Clark, nie wygłupiaj się – zaczął rozplątywać <text:span text:style-name="T15">stetoskop, by dostać się do środka.</text:span></text:p>
      <text:p text:style-name="P23">- Przestań – powstrzymał go Mark.</text:p>
      <text:p text:style-name="P25">- On ma rację – przytaknął Markowi Frank i odciągnął Burta <text:span text:style-name="T152">na bok</text:span>. - Musimy się skontaktować</text:p>
      <text:p text:style-name="P25">z dowództwem, opisać co się stało i prosić o wskazówki. Nie pogarszajmy sytuacji.</text:p>
      <text:p text:style-name="P25"><text:tab/>Clark pozostał tak, jak stał. Reszta załogi udała się do kantyny, gdzie Frank spisał relację </text:p>
      <text:p text:style-name="P25">z feralnych wydarzeń i bezzwłocznie j<text:span text:style-name="T16">ą</text:span> nadał. <text:span text:style-name="T16">W oczekiwaniu na odpowiedź Burt co kilka minut sprawdzał sytuację w ambulatorium, ale nic nie wskazywało na poprawę stanu Clarka. </text:span></text:p>
      <text:p text:style-name="P24"><text:tab/><text:span text:style-name="T16">Po około trzydziestu minutach od przesłania raportu otrzymali potwierdzenie, że ich wiadomość dotarła. Była to stała procedura na wypadek problemów z komunikacją, pozwalała uniknąć nieporozumień i straty cennego czasu.</text:span></text:p>
      <text:p text:style-name="P20"><text:span text:style-name="T16"><text:s/><text:tab/></text:span></text:p>
      <text:p text:style-name="P21"><text:tab/><text:span text:style-name="T18">JSC Houston 09 23 2035r.</text:span></text:p>
      <text:p text:style-name="P26"><text:span text:style-name="T17">Czas pokładowy 5:</text:span><text:span text:style-name="T21">24</text:span></text:p>
      <text:p text:style-name="P26"><text:span text:style-name="T17"/></text:p>
      <text:p text:style-name="P28"><text:span text:style-name="T17"><text:tab/>W odpowiedzi na wiadomość z 09 23 2035r., </text:span><text:span text:style-name="T19">nadaną ze statku Spectre, </text:span><text:span text:style-name="T17"><text:s/>czasu pokładowego 5:08, o treści:</text:span></text:p>
      <text:p text:style-name="P28"><text:span text:style-name="T17"/></text:p>
      <text:p text:style-name="P28"><text:span text:style-name="T17"><text:tab/>„</text:span><text:span text:style-name="T19">Mamy tu nieprzewidziany problem z dowódcą </text:span><text:span text:style-name="T22">Tom’em</text:span><text:span text:style-name="T19"> Clark’iem. Clark popadł w stan swoistego stuporu z chwilowymi napadami agresji.</text:span></text:p>
      <text:p text:style-name="P30"><text:span text:style-name="T17"><text:tab/>Około godziny </text:span><text:span text:style-name="T20">4:5</text:span><text:span text:style-name="T17">0 nie mogąc spać przeszedłem napić się czegoś do kantyny. Wtedy zauważyłem obecność </text:span><text:span text:style-name="T22">Tom’a</text:span><text:span text:style-name="T17"> w ambulatorium i poszedłem do niego z myślą, że porozmawiamy o zadaniach na dziś, ale nie reagował na moje słowa, tylko stał przy umywalce i spoglądał w lustro. Podszedłem i <text:s/>dotknąłem go lekko w ramię, a ten odwrócił się i z dzikością w oczach </text:span><text:span text:style-name="T23">uderzył mnie w twarz </text:span><text:span text:style-name="T24">ostrym </text:span><text:span text:style-name="T23">narzędziem</text:span><text:span text:style-name="T20">. Odskoczyłem od niego, a on uspokoił się w mgnieniu oka. Próbowałem jeszcze przemówić mu do rozumu, ale bezskutecznie. Zamknąłem </text:span><text:span text:style-name="T26">pomieszczenie</text:span><text:span text:style-name="T20">, by nie mógł go opuścić, po czym wezwałem resztę załogi. Teraz wszyscy trzej czekamy na wskazówki co robić. </text:span></text:p>
      <text:p text:style-name="P30"><text:span text:style-name="T20"><text:tab/>Chłopcy przejrzeli instrukcje na podobne sytuacje, ale ta znacznie odbiega od tych opisanych, poza tym dziś jeden z kluczowych dni misji, a t</text:span><text:span text:style-name="T25">o zdarzenie</text:span><text:span text:style-name="T20"> ma niebagatelny wpływ na </text:span><text:span text:style-name="T25">naszą</text:span><text:span text:style-name="T20"> sytuację. Czekamy...</text:span></text:p>
      <text:p text:style-name="P31">Notatkę sporządził i świadkiem wydarzeń był Frank Drebin „</text:p>
      <text:p text:style-name="P32"/>
      <text:p text:style-name="P33">Wiadomość została przyjęta, trwa rozpatrywanie, spodziewany czas nadejścia odpowiedzi 5:4<text:span text:style-name="T146">9</text:span> czasu pokładowego.<text:tab/></text:p>
      <text:p text:style-name="P34">Wiadomość odebrała Layla Clyde</text:p>
      <text:p text:style-name="P35"/>
      <text:p text:style-name="P36"><text:span text:style-name="T30">- Hall, sprzątnij ten bałagan – Burt wywołał robota sprzątającego, zadokowanego w wąskiej szparze pod jedną z szafek, gdzie ładował baterie i uzupełniał niezbędne płyny. </text:span><text:span text:style-name="T31">Hall posłusznie wysunął się z</text:span><text:span text:style-name="T34">e</text:span><text:span text:style-name="T31"> swej nory i potrzebował tylko chwili, by zorientować się w sytuacji, po czym przystąpił do zmywania plam z podłogi. Z wielką gracją poruszał się między nogami krzeseł i jeśli było to potrzebne przesuwał je delikatnie, lecz jeśli poczuł zbyt duży opór, zatrzymywał się i z wielką powagą wypowiadał słowo „przepraszam”, zawsze dodając imię adresata swych przeprosin.</text:span></text:p>
      <text:p text:style-name="P37"><text:span text:style-name="T30">- Przepraszam Mark – Mark uniósł się nieznacznie nad krzesło, które zostało natychmiast przesunięte, posadzka wyczyszczona, </text:span><text:span text:style-name="T32">a</text:span><text:span text:style-name="T30"> Hall czmychnął w poszukiwaniu nowych zanieczyszczeń.</text:span></text:p>
      <text:p text:style-name="P37"><text:soft-page-break/><text:span text:style-name="T30">Komizmu sytuacji dodawał fakt, </text:span><text:span text:style-name="T36">iż</text:span><text:span text:style-name="T30"> Burt z Tomem, jeszcze na ziemi testowali Hall’a i poza znamiennym imieniem </text:span><text:span text:style-name="T32">nadali mu również głos </text:span><text:span text:style-name="T36">pamiętnego</text:span><text:span text:style-name="T32"> Hall’a 9000. Frank nikomu się do tego nie przyznał, lecz przeszły go ciarki, gdy Hall na prośbę pozostałych zaśpiewał pierwszy raz „Daisy”. </text:span></text:p>
      <text:p text:style-name="P38"><text:span text:style-name="T32">- </text:span><text:span text:style-name="T30">Hall, znasz jakiś nowy żart? - Mark obrócił się w stronę robota podążającego do drzwi wychodzących na ambulatorium.</text:span></text:p>
      <text:p text:style-name="P38"><text:span text:style-name="T30">- Niestety, moja ostatnia aktualizacja odbyła się 4 doby, 15 godzin i 2</text:span><text:span text:style-name="T36">7</text:span><text:span text:style-name="T30">, 2</text:span><text:span text:style-name="T36">8</text:span><text:span text:style-name="T30">, </text:span><text:span text:style-name="T35">2</text:span><text:span text:style-name="T36">9</text:span><text:span text:style-name="T30">…</text:span></text:p>
      <text:p text:style-name="P38"><text:span text:style-name="T30">- Dość! - Roześmiał się </text:span><text:span text:style-name="T36">gromko</text:span><text:span text:style-name="T30"> Burt.</text:span></text:p>
      <text:p text:style-name="P38"><text:span text:style-name="T30">- … 32 sekundy temu i nie mam nic nowego do zaprezentowania – niewzruszonym, acz grzecznym głosem dokończył jak zwykle precyzyjny Hall.</text:span></text:p>
      <text:p text:style-name="P38"><text:span text:style-name="T30">- Zdaje się, że nie słyszałem </text:span><text:span text:style-name="T37">t</text:span><text:span text:style-name="T30">wojego ostatniego żartu Hall –</text:span><text:span text:style-name="T33"> ponowił prośbę Mark.</text:span></text:p>
      <text:p text:style-name="P72"><text:span text:style-name="T33">- </text:span><text:span text:style-name="T40">Rok 2055. Pasażerska rakieta startuje z Ziemi na Marsa i po chwili jest już w przestrzeni kosmicznej. Z głośnika słychać głos:</text:span><text:span text:style-name="T42"><text:line-break/></text:span><text:span text:style-name="T40">- Szanowni państwo, witamy na pokładzie naszego wahadłowca. Lot jest w pełni automatyczny</text:span></text:p>
      <text:p text:style-name="P72"><text:span text:style-name="T40">i przebiega zgodnie ze wskazaniami urządzeń kontrolowanych przez centralny komputer. Mogą się państwo czuć całkowicie bezpiecznie, gdyż cały system naszego komputera został gruntownie sprawdzony przez techników-elektroników i absolutnie nic, a nic ni... moż... się …psuć... nie może... nie zepsuć... nie ... kontroli... ni... może...</text:span><text:span text:style-name="T42"> i </text:span><text:span text:style-name="T57">ko</text:span><text:span text:style-name="T42">… .</text:span></text:p>
      <text:p text:style-name="P53"><text:span text:style-name="T41">- </text:span><text:span text:style-name="T43">Jednak słyszałem</text:span><text:span text:style-name="T41"> – pokiwał głową Mark.</text:span></text:p>
      <text:p text:style-name="P53"><text:span text:style-name="T41">- Ja nie, i potwierdzam, że za pierwszym razem też nie jest szczególnie śmieszny – Frank zrobił kwaśną minę i wszyscy </text:span><text:span text:style-name="T57">parsknęli śmiechem</text:span><text:span text:style-name="T41">, a Hall jakby ze wstydu </text:span><text:span text:style-name="T43">wywołanego zawodem jaki sprawił, zahałasował małymi kółkami i oddalił się </text:span><text:span text:style-name="T62">przez automatycznie otwarte </text:span><text:span text:style-name="T71">przejście</text:span><text:span text:style-name="T60">.</text:span></text:p>
      <text:p text:style-name="P53"><text:span text:style-name="T43"><text:tab/>Burt wstał od stołu i kolejny raz udał się sprawdzić co </text:span><text:span text:style-name="T44">z Tomem. Zastał Tom’a i Hall’a stojących naprzeciw siebie po przeciwnych stronach drzwi w podobnym stanie zawieszenia. </text:span><text:span text:style-name="T62">Skrzydła drzwi</text:span><text:span text:style-name="T44"> w stałym rytmie </text:span><text:span text:style-name="T61">uruchamiane impulsem radiowym z nadajnika Hall’a</text:span><text:span text:style-name="T44"> próbowały się otworzyć, lecz związane klamki powodowały </text:span><text:span text:style-name="T51">raz po raz </text:span><text:span text:style-name="T44">przymknięcie i po chwili kolejną próbę ich otwarcia. </text:span></text:p>
      <text:p text:style-name="P55"><text:span text:style-name="T41">- Świetna robota Hall, wystarczy, wracaj do siebie – Hall wystrzelił z miejsca i </text:span><text:span text:style-name="T60">ledwo</text:span><text:span text:style-name="T41"> wyhamował przed zbyt wolno otwierającymi się </text:span><text:span text:style-name="T71">wrotami</text:span><text:span text:style-name="T41"> kantyny.</text:span></text:p>
      <text:p text:style-name="P60"><text:span text:style-name="T41"><text:tab/>Burt obserwował to nietypowe zachowanie urządzenia </text:span><text:span text:style-name="T54">z</text:span><text:span text:style-name="T41"> podświadomą zazdroś</text:span><text:span text:style-name="T54">cią</text:span><text:span text:style-name="T41"> </text:span><text:span text:style-name="T54">o ubaw jaki mieli odpowiedzialni za Hall’a programiści. On sam jako młody chłopak pasjonował się informatyką, ze szczególnym uwzględnieniem właśnie programowania. Niestety jeszcze przed wyborem studiów poznał </text:span><text:span text:style-name="T55">o rok starszą</text:span><text:span text:style-name="T54"> </text:span><text:span text:style-name="T55">Maggy, która zachęciła go do wspólnego wybrania geologii na Uniwersytecie Chicagowskim. Na początku drugiego roku studi</text:span><text:span text:style-name="T56">ów Maggy rzuciła go dla kolegi z grupy i tydzień później wraz z tamtym </text:span><text:span text:style-name="T57">opuściła</text:span><text:span text:style-name="T56"> uczelnię. Dziewczyna próbowała nawiązać z nim kontakt kilka miesięcy później, lecz on był w niej zbyt mocno zakochany i zarazem dumny, by </text:span><text:span text:style-name="T57">jej</text:span><text:span text:style-name="T56"> wybaczyć. Burt po kilku latach doktoryzował się z geologii Marsa, a Meggy pozostała jego największym zawodem.</text:span></text:p>
      <text:p text:style-name="P55"><text:span text:style-name="T41"><text:tab/>Niestety, stan Tom’a nie poprawiał się, </text:span><text:span text:style-name="T72">wręcz</text:span><text:span text:style-name="T41"> z każdą chwilą zdawał się nawet pogarszać, na jego twarzy </text:span><text:span text:style-name="T51">uwidocznił</text:span><text:span text:style-name="T41"> się wyraźny, nieprzyjemny grymas.</text:span></text:p>
      <text:p text:style-name="P55"><text:span text:style-name="T41">- Co się z tobą dzieje, Tom. Ja chyba śnię – pomyślał w duchu </text:span><text:span text:style-name="T51">Burt</text:span><text:span text:style-name="T41"> i wrócił do kantyny, gdzie właśnie </text:span><text:span text:style-name="T53">otwierano</text:span><text:span text:style-name="T41"> tak wyczekiwan</text:span><text:span text:style-name="T53">ą</text:span><text:span text:style-name="T41"> wiadomość z Ziemi.</text:span></text:p>
      <text:p text:style-name="P54"><text:span text:style-name="T41"><text:tab/></text:span></text:p>
      <text:p text:style-name="P22"><text:span text:style-name="T18">JSC Houston 09 23 2035r.</text:span></text:p>
      <text:p text:style-name="P27"><text:span text:style-name="T89">Czas pokładowy 5:</text:span><text:span text:style-name="T90">38</text:span></text:p>
      <text:p text:style-name="P27"><text:span text:style-name="T90"/></text:p>
      <text:p text:style-name="P29"><text:span text:style-name="T90"><text:tab/>Wstrzymajcie się z jakimikolwiek akcjami i pod żadnym pozorem nie wchodźcie do ambulatorium. </text:span><text:span text:style-name="T91">Czekajcie na wytyczne. Prowadzimy konsultacje ze specjalistami.</text:span></text:p>
      <text:p text:style-name="P27"><text:span text:style-name="T91"><text:tab/>Dyrektor Wykonawczy Ron</text:span><text:span text:style-name="T92">ald</text:span><text:span text:style-name="T91"> Walker</text:span></text:p>
      <text:p text:style-name="P29"><text:span text:style-name="T91"/></text:p>
      <text:p text:style-name="P39"><text:soft-page-break/><text:span text:style-name="T94">B</text:span><text:span text:style-name="T93">urt zasiadł bez słowa do laptopa i odłączył drzwi </text:span><text:span text:style-name="T138">sali medycznej</text:span><text:span text:style-name="T93"> od systemu. W tym samym czasie Frank wziął ostatni łyk wody z plastikowego kubka i wychodząc z pomieszczenia rzucił tylko – Idę się przebrać – wciąż był w pid</text:span><text:span text:style-name="T95">ż</text:span><text:span text:style-name="T93">amie.</text:span></text:p>
      <text:p text:style-name="P39"><text:span text:style-name="T93">- Co myślisz? - zagadnął ściszonym głosem Mark, gdy drzwi za Frankiem się zamknęły.</text:span></text:p>
      <text:p text:style-name="P39"><text:span text:style-name="T93">- To jakaś matnia. Najgorsza rzecz, jaka mogła się zdarzyć, do tego w newralgicznym momencie. Mam nadzieję, że </text:span><text:span text:style-name="T134">c</text:span><text:span text:style-name="T93">i tam – wskazał ręką na ekran laptopa – coś wymyślą.</text:span></text:p>
      <text:p text:style-name="P41"><text:span text:style-name="T93">- Nie wyobrażam sobie co zrobimy, jeśli nie poskładają Tom’a na powrót w jedną całość. - </text:span><text:span text:style-name="T134">rzekł</text:span></text:p>
      <text:p text:style-name="P41"><text:span text:style-name="T134">z obawą </text:span><text:span text:style-name="T93">Mark.</text:span></text:p>
      <text:p text:style-name="P40"><text:span text:style-name="T93">- </text:span><text:span text:style-name="T99">Myślę</text:span><text:span text:style-name="T93">, że tak długo zwlekają, bo pobierają zapisy z kamer – Burt rozejrzał się po suficie, lecz nie znalazł niczego, na czym mógłby zaczepić podejrzliwe spojrzenie. – Jestem pewny, że gdzieś tu są – dodał po chwili.</text:span></text:p>
      <text:p text:style-name="P42"><text:span text:style-name="T93"><text:tab/>Oficjalnie kamery </text:span><text:span text:style-name="T98">powinny</text:span><text:span text:style-name="T93"> się znajdować jedynie w pomieszczeniach technicznych, nieoficjalnie miały być wszędzie, nawet w </text:span><text:span text:style-name="T98">socjalnych i</text:span><text:span text:style-name="T93"> „prywatnych”.</text:span></text:p>
      <text:p text:style-name="P40"><text:span text:style-name="T93">- Jeśli masz rację, to pobranie plików i weryfikacja zapisów zajmie </text:span><text:span text:style-name="T96">wieki</text:span><text:span text:style-name="T93"> – powątpiewał Mark.</text:span></text:p>
      <text:p text:style-name="P40"><text:span text:style-name="T93"><text:tab/>Drzwi </text:span><text:span text:style-name="T95">z cichym elektrycznym szumem</text:span><text:span text:style-name="T93"> </text:span><text:span text:style-name="T97">ponowie się </text:span><text:span text:style-name="T132">rozsunęły</text:span><text:span text:style-name="T97"> </text:span><text:span text:style-name="T93">i wpadł przez nie zziajany Frank. </text:span><text:span text:style-name="T138">Opatrunek założony przez Marka trzymał się już tylko na jednym plastrze.</text:span></text:p>
      <text:p text:style-name="P44"><text:span text:style-name="T93">- Nie uwierzycie – krzyknął, wciąż ubrany w pidżamę.</text:span></text:p>
      <text:p text:style-name="P44"><text:span text:style-name="T93"><text:tab/>Siedzący spojrzeli po sobie ze zdumieniem, malującym wielkie znaki zapytania na ich twarzach.</text:span></text:p>
      <text:p text:style-name="P44"><text:span text:style-name="T93">- </text:span><text:span text:style-name="T96">Mam zdemolowaną</text:span><text:span text:style-name="T93"> sypialnię! </text:span><text:span text:style-name="T134">-</text:span><text:span text:style-name="T93"> </text:span><text:span text:style-name="T134">w</text:span><text:span text:style-name="T93">ykrzyczał jeszcze głośniej, zapominając o bolącym policzku.</text:span></text:p>
      <text:p text:style-name="P43"><text:span text:style-name="T93"/></text:p>
      <text:p text:style-name="P46"><text:span text:style-name="T93">*</text:span></text:p>
      <text:p text:style-name="P43"><text:span text:style-name="T93"/></text:p>
      <text:p text:style-name="P45"><text:span text:style-name="T93"><text:tab/></text:span><text:span text:style-name="T100">W sali konferencyjnej znajdowało się kilka najważniejszych osób zaangażowanych w „Mars terraforming project”, </text:span><text:span text:style-name="T101">wśród zebranych wyczuwało się napięcie.</text:span><text:span text:style-name="T100"> Na ścianie, lekko powyżej centralnie </text:span><text:span text:style-name="T143">umiejscowionego</text:span><text:span text:style-name="T100"> obszernego stołu, znajdował się ogromny </text:span><text:span text:style-name="T145">wyświetlacz panelowy</text:span><text:span text:style-name="T100"> </text:span><text:span text:style-name="T140">i</text:span><text:span text:style-name="T101"> patrzyły z niego twarze d</text:span><text:span text:style-name="T106">wojga</text:span><text:span text:style-name="T101"> konsultantów biorących zdalny udział w naradzie. </text:span><text:span text:style-name="T102">Rozmowy ucichły, gdy do </text:span><text:span text:style-name="T104">pomieszczenia </text:span><text:span text:style-name="T102">wszedł </text:span><text:span text:style-name="T104">bezceremonialnie</text:span><text:span text:style-name="T102"> szef JSC Houston Kurt Rumens. </text:span><text:span text:style-name="T103">Średniego wzrostu m</text:span><text:span text:style-name="T102">ężczyzna około 60-tki, korpulentny. </text:span><text:span text:style-name="T103">Nalana, lekko uśmiechnięta twarz</text:span><text:span text:style-name="T105"> </text:span><text:span text:style-name="T103">zdawała się mówić, że jest </text:span><text:span text:style-name="T105">on</text:span><text:span text:style-name="T103"> zadowolony z funkcji, </text:span><text:span text:style-name="T105">jaką</text:span><text:span text:style-name="T103"> pełni i z życia jakie wiedzie, </text:span><text:span text:style-name="T104">które w praktyce ograniczało się właśnie do </text:span><text:span text:style-name="T105">pełnionej funkcji, czyli</text:span><text:span text:style-name="T104"> kierowania największym centrum lotów kosmicznych na ziemi.</text:span></text:p>
      <text:p text:style-name="P45"><text:span text:style-name="T104"><text:tab/></text:span><text:span text:style-name="T105">Kurt rozsiadł się w </text:span><text:span text:style-name="T112">wygodnym</text:span><text:span text:style-name="T105"> obrotowym fotelu stojącym w </text:span><text:span text:style-name="T129">eksponowanym</text:span><text:span text:style-name="T105"> miejscu przy stole, sytuując się frontalnie do ekranu. Uruchomił gestem dłoni mikrofon wbudowany w blat, by przywitać się również z uczestnikami telekonferencji.</text:span></text:p>
      <text:p text:style-name="P47"><text:span text:style-name="T93">- Witam wszystkich, szczególnie panią d</text:span><text:span text:style-name="T106">okto</text:span><text:span text:style-name="T93">r </text:span><text:span text:style-name="T106">Barbarę Spark </text:span><text:span text:style-name="T93">i pana profesora </text:span><text:span text:style-name="T107">Igora Stavinsky’ego</text:span><text:span text:style-name="T93">, którzy byli tak uprzejmi, by dołączyć do nas o tak wczesnej porze – </text:span><text:span text:style-name="T106">jego głos był wiarygodnie życzliwy, a wymienieni z nazwiska odwzajemnili się uprzejmym skinieniem. - Państwa nie trzeba w tym gronie bliżej przedstawiać,</text:span><text:span text:style-name="T107"> – </text:span><text:span text:style-name="T134">r</text:span><text:span text:style-name="T107">zeczywiście, oboje byli </text:span><text:span text:style-name="T108">najwyższe</text:span><text:span text:style-name="T107">j klasy specjalistami psychiatrii klinicznej, mieli również swój wkład w badania </text:span><text:span text:style-name="T145">zachowań astronautów</text:span><text:span text:style-name="T107">. - przejdźmy więc do meritum naszego spotkania –</text:span><text:span text:style-name="T109"> </text:span><text:span text:style-name="T113">p</text:span><text:span text:style-name="T109">rzerwał, szukając odpowiedniego dokumentu w leżącym przed nim pliku papierów. - Jak państwu wiadomo, – </text:span><text:span text:style-name="T134">k</text:span><text:span text:style-name="T109">ontynu</text:span><text:span text:style-name="T110">o</text:span><text:span text:style-name="T109">wał już bardziej oficjalnym tonem, trzymając w ręku odpowiednią kartkę. - </text:span><text:span text:style-name="T111">o</text:span><text:span text:style-name="T109">trzymaliśmy około godziny </text:span><text:span text:style-name="T110">temu bardzo niepokojący raport o </text:span><text:span text:style-name="T111">incydencie</text:span><text:span text:style-name="T110"> na „Spectre”. Celem naszego spotkania jest sklasyfikowanie zaistniałego problemu oraz wybranie możliwie najlepszego rozwiązania, pozwalającego na kontynuowanie misji </text:span><text:span text:style-name="T111">zgodnie</text:span></text:p>
      <text:p text:style-name="P47"><text:span text:style-name="T111">z harmonogramem. Ron, </text:span><text:span text:style-name="T113">oddaję ci głos, </text:span><text:span text:style-name="T111">proszę podziel się z nami informacjami, jakie udało się wam pozyskać do tego czasu.</text:span></text:p>
      <text:p text:style-name="P50"><text:span text:style-name="T111">- </text:span><text:span text:style-name="T93">Dziękuję dyrektorze – zwrócił się bez poufałości do przełożonego Ron</text:span><text:span text:style-name="T144">ald</text:span><text:span text:style-name="T93"> Walker, </text:span><text:span text:style-name="T115">wyjmując ręce</text:span></text:p>
      <text:p text:style-name="P50"><text:span text:style-name="T115">z kieszeni jeansów</text:span><text:span text:style-name="T93">. - O godzinie 4:53 doszło na „Spectre” do zajścia, między dowódcą Tom’em Clark’iem i inżynierem Frank’iem </text:span><text:span text:style-name="T114">Drebin’em. - </text:span><text:span text:style-name="T142">w</text:span><text:span text:style-name="T114">stał i podszedł do ściennego ekranu z dzielonym na prostokąty obrazem, gdzie poza obliczami psychiatrów pojawił się też </text:span><text:span text:style-name="T145">kadr</text:span><text:span text:style-name="T114"> przechwycony z </text:span><text:soft-page-break/><text:span text:style-name="T114">kamer na „Spectre”. - Jednak poprzedzające je wydarzenia są </text:span><text:span text:style-name="T115">równie alarmistyczne, a źródła ich wraz zespołem dopatrujemy się </text:span><text:span text:style-name="T116">w problemach ze snem jakich w ostatnich dniach doświadczał Tom Clark. - </text:span><text:span text:style-name="T134">c</text:span><text:span text:style-name="T116">iągnął wykład Ron i zerkał kątem oka na </text:span><text:span text:style-name="T131">wchodzącą do sali </text:span><text:span text:style-name="T116">asystentkę dyrektora </text:span><text:span text:style-name="T139">Annette</text:span><text:span text:style-name="T116">, </text:span></text:p>
      <text:p text:style-name="P50"><text:span text:style-name="T116">z którą miał od kilku miesięcy romans. </text:span><text:span text:style-name="T137">Zdążył ją poznać już całkiem „blisko”, ale mimo to, nie potrafił oderwać oczu od jej </text:span><text:span text:style-name="T141">długich </text:span><text:span text:style-name="T137">nóg.</text:span></text:p>
      <text:p text:style-name="P51"><text:span text:style-name="T116"><text:tab/>Z analiz wideo </text:span><text:span text:style-name="T134">wynikało</text:span><text:span text:style-name="T116">, że Tom przez trzy ostatnie noce nie zmrużył oka, a z insomnią borykał się już od kilku tygodni. Nie </text:span><text:span text:style-name="T117">wspominał o swych problemach w obowiązkowych cotygodniowych raportach, </text:span><text:span text:style-name="T137">lecz</text:span><text:span text:style-name="T117"> w dokumentacji z przebiegu poprzednich jego misji były wzmianki o borykaniu się przez niego z bezsennością. Oboje psychiatrów zgodziło się z tezą, że Tom nie wytrzymał długotrwałego stresu, a kilka nocy bez snu doprowadziły do hiperaktywacji mózgu, co mogło wywołać halucynacje, czy wręcz majaki na jawie, a w efekcie </text:span><text:span text:style-name="T135">po</text:span><text:span text:style-name="T117">pchnąć go do irracjonalnych działań. </text:span></text:p>
      <text:p text:style-name="P51"><text:span text:style-name="T117"><text:tab/>Ostatnie nagrania przed feralnym zdarzeniem były tak szokujące, że część dyskutantów </text:span><text:span text:style-name="T118">żądała utajnienia ich przed załogą „Spectre”. Przeważyły jednak głosy, że ujawnienie zapisów kamer uzmysłowi załodze jak ważna jest pełna współpraca i przestrzeganie procedur obowiązujących każdego z nich w czasie tak ważnej i wymagającej ekspedycji. Przygotowano dokładny plan działania, </text:span><text:span text:style-name="T119">który astronauci musieli wdrożyć.</text:span></text:p>
      <text:p text:style-name="P48"><text:span text:style-name="T119"/></text:p>
      <text:p text:style-name="P48"><text:span text:style-name="T95">*</text:span></text:p>
      <text:p text:style-name="P52"><text:span text:style-name="T95"><text:tab/></text:span><text:span text:style-name="T127">Ponad</text:span><text:span text:style-name="T120"> stumetrowy statek kosmiczny wynurzał się w absolutnej ciszy z cienia </text:span><text:span text:style-name="T121">planety, zimne refleksy słońca połyskiwały na </text:span><text:span text:style-name="T122">płaszczyznach kadłuba jak na lodowej tafli. Efekt lat pracy projektantów i dwuletniego wysiłku inżynierów, był pierwszym pojazdem międzyplanetarnym, który swoje życie rozpoczął nie na Ziemi, </text:span><text:span text:style-name="T123">lecz</text:span><text:span text:style-name="T122"> na jej orbicie. </text:span><text:span text:style-name="T123">Wszystkie moduły zostały ostatecznie połączone w przestrzeni kosmicznej. W rzeczywistości statek został w dużej części poskładany na Ziemi, by uniknąć najpoważniejszych błędów, następnie poporcjowano go i wyniesiono do stacji kosmicznej, </text:span><text:span text:style-name="T127">gdzie </text:span><text:span text:style-name="T123">nabrał właściwego kształtu. „Spectre” miał już za sobą udaną </text:span><text:span text:style-name="T125">ekskursj</text:span><text:span text:style-name="T123">ę na Marsa, lecz przed obecną wyprawą przeszedł gruntowną </text:span><text:span text:style-name="T124">modernizację. Szczególną uwagę poświęcono lądownikom zadokowanym między głównymi silnikami, a pokładem. Zostały one zastąpione zupełnie nowym </text:span><text:span text:style-name="T125">modelem</text:span><text:span text:style-name="T124">, choć tak jak poprzednie tworzyły ze statkiem integralną całość. </text:span><text:span text:style-name="T126">Usprawniono też system sztucznej grawitacji, która regularnie sprawiała problemy </text:span><text:span text:style-name="T130">poprzedniej obsadzie statku</text:span><text:span text:style-name="T126">.</text:span></text:p>
      <text:p text:style-name="P50"><text:span text:style-name="T126"><text:tab/></text:span><text:span text:style-name="T132">Silniki manewrowe mieszczące się na skrajach lewej burty strzeliły jasnym światłem plazmy i utrzymywały ciąg póki </text:span><text:span text:style-name="T133">toporna</text:span><text:span text:style-name="T132"> bryła nie wróciła na właściw</text:span><text:span text:style-name="T133">y kurs, dysze mignęły jeszcze kilka razy, nie mącąc zalegającej przestrzeń ciszy. </text:span><text:span text:style-name="T127">Mimo swych spektakularnych rozmiarów </text:span></text:p>
      <text:p text:style-name="P50"><text:span text:style-name="T127">i najwyższe</text:span><text:span text:style-name="T136">go</text:span><text:span text:style-name="T127"> zaawansowani</text:span><text:span text:style-name="T136">a</text:span><text:span text:style-name="T127"> techniczne</text:span><text:span text:style-name="T136">go</text:span><text:span text:style-name="T127"> „Spectre” był jedynie pyłkiem w skali otaczającego go bezmiaru </text:span><text:span text:style-name="T128">i zagrożeń.</text:span><text:span text:style-name="T127"> </text:span><text:span text:style-name="T128">Najlepiej wiedzieli o tym członkowie załogi, którzy mimo wszystko zdecydowali się powierzyć mu </text:span><text:span text:style-name="T132">realizację swych marzeń – a może bardziej ambicji</text:span><text:span text:style-name="T128">.</text:span></text:p>
      <text:p text:style-name="P49"><text:span text:style-name="T128"/></text:p>
      <text:p text:style-name="P49"><text:span text:style-name="T128">*</text:span></text:p>
      <text:p text:style-name="P52"><text:span text:style-name="T128"/></text:p>
      <text:p text:style-name="P56"><text:span text:style-name="T41"><text:tab/>W ciągu </text:span><text:span text:style-name="T64">minionych</text:span><text:span text:style-name="T41"> dwóch godzin otrzymali kilka wiadomości, które tylko podtrzymywały </text:span><text:span text:style-name="T64">ich </text:span><text:span text:style-name="T41">stan niepewności. Nie wiedzieli co robić, </text:span><text:span text:style-name="T64">bo</text:span><text:span text:style-name="T41"> ew</text:span><text:span text:style-name="T66">entualny</text:span><text:span text:style-name="T41"> błąd mógł ich zbyt wiele kosztować. Czekali </text:span><text:span text:style-name="T64">niecierpliwie.</text:span><text:span text:style-name="T41"> </text:span></text:p>
      <text:p text:style-name="P56"><text:span text:style-name="T41"><text:tab/>Tom w tym czasie przemieścił się w narożnik pomieszczenia, koledzy próbowali się z nim skontaktować przez interkom w nadziei, że coś w nim drgnęło, ale nie. Wciąż nie reagował. </text:span></text:p>
      <text:p text:style-name="P57"><text:span text:style-name="T45"><text:tab/>W końcu </text:span><text:span text:style-name="T73">nadeszła</text:span><text:span text:style-name="T45"> tyleż konkretn</text:span><text:span text:style-name="T73">a</text:span><text:span text:style-name="T45">, co i mrożąc</text:span><text:span text:style-name="T73">a</text:span><text:span text:style-name="T45"> krew w żyłach odpowiedź z Houston. </text:span><text:span text:style-name="T63">Mark zrozumiał, że Burt</text:span><text:span text:style-name="T45"> miał rację. </text:span><text:span text:style-name="T63">K</text:span><text:span text:style-name="T45">amery były wszędzie, </text:span><text:span text:style-name="T46">ale to nie wszystko. Przekaza</text:span><text:span text:style-name="T63">no</text:span><text:span text:style-name="T46"> załodze hasło do nagrań jeszcze sprzed incydentu między Frankiem i Tom’em. Pierwsze nagranie z godziny 4:</text:span><text:span text:style-name="T52">36.</text:span><text:span text:style-name="T46"> </text:span><text:span text:style-name="T73">W</text:span><text:span text:style-name="T46">idać na nim, jak Tom bierze z </text:span><text:span text:style-name="T75">pomieszczenia medycznego</text:span><text:span text:style-name="T46"> skalpel i sprawnym ruchem mocuje go w uchwycie. </text:span><text:span text:style-name="T47">Na kolejnym nagraniu widać już korytarz, przy którym są pokoje Franka </text:span></text:p>
      <text:p text:style-name="P57"><text:span text:style-name="T47">i Tom’a. Jedne z drzwi otwierają się</text:span><text:span text:style-name="T73">,</text:span><text:span text:style-name="T47"> </text:span><text:span text:style-name="T73">pojawia się w nich</text:span><text:span text:style-name="T47"> Frank i wchodzi w kolejne, prowadzące do łazienki. Mija kilka</text:span><text:span text:style-name="T58">naście</text:span><text:span text:style-name="T47"> sekund, </text:span><text:span text:style-name="T52">jest 4:42.</text:span><text:span text:style-name="T47"> </text:span><text:span text:style-name="T73">O</text:span><text:span text:style-name="T47">twiera </text:span><text:span text:style-name="T70">się przejście </text:span><text:span text:style-name="T52">od strony garażu</text:span><text:span text:style-name="T47">, </text:span><text:span text:style-name="T52">w korytarzu </text:span><text:soft-page-break/><text:span text:style-name="T73">widać niewyraźnie sylwetkę Tom’a.</text:span><text:span text:style-name="T47"> </text:span><text:span text:style-name="T70">Zmierza</text:span><text:span text:style-name="T47"> </text:span><text:span text:style-name="T86">równym</text:span><text:span text:style-name="T47"> krokiem </text:span><text:span text:style-name="T70">w kierunku</text:span><text:span text:style-name="T47"> pokoju </text:span><text:span text:style-name="T58">Marka, widać jak kilkukrotnie używa przycisku, lecz drzwi pozostają zamknięte. Odwraca się jakby zmieszany i po chwili </text:span><text:span text:style-name="T70">obraca się w stronę</text:span><text:span text:style-name="T47"> pokoju Franka, wchodzi do środka. Nagranie urywa się i przenosi do pokoju, w którym Tom, uderza kilka </text:span><text:span text:style-name="T86">uzbrojoną dłonią</text:span><text:span text:style-name="T47"> w pusty materac, </text:span><text:span text:style-name="T48">z furią </text:span><text:span text:style-name="T47">rozrzuca przedmioty jakie nawiną mu się pod rękę i wychodzi </text:span><text:span text:style-name="T50">wyraźnie zawiedziony odniesionym fiaskiem</text:span><text:span text:style-name="T47">. </text:span><text:span text:style-name="T86">Spokojnie</text:span><text:span text:style-name="T47"> zmierza w kierunku głównego pokładu, </text:span><text:span text:style-name="T48">a później ambulatorium, gdzie po kilku minutach pojawi się Frank Drebin i pozostałe sceny rozegrają się zgodnie z tym co przekazał Frank.</text:span></text:p>
      <text:p text:style-name="P57"><text:span text:style-name="T48">- O, kurwa! - </text:span><text:span text:style-name="T73">w</text:span><text:span text:style-name="T48">ypluł z siebie Frank. - Czy on zamie</text:span><text:span text:style-name="T73">d</text:span><text:span text:style-name="T48">iał mie… - nie dokończył, język </text:span><text:span text:style-name="T74">zesztywniał mu w ustach</text:span><text:span text:style-name="T48"> z emocji po tym, </text:span><text:span text:style-name="T73">co</text:span><text:span text:style-name="T48"> zobaczył na ekranie i </text:span><text:span text:style-name="T73">uświadomił sobie, </text:span><text:span text:style-name="T48">jak niewiele dzieliło </text:span><text:span text:style-name="T49">go od uderzeń ostrza.</text:span></text:p>
      <text:p text:style-name="P63"><text:span text:style-name="T49">- </text:span><text:span text:style-name="T41">Przycisk się zepsuł, trzeba go chwilę przytrzymać … - </text:span><text:span text:style-name="T65">wydukał</text:span><text:span text:style-name="T59"> mechanicznie Mark. </text:span><text:span text:style-name="T67">Również był</text:span><text:span text:style-name="T59"> pod silnym wrażeniem obejrzanych nagrań. </text:span><text:span text:style-name="T68">Spoglądał ukradkiem w kierunku, gdzie pozostawał zamknięty Tom.</text:span></text:p>
      <text:p text:style-name="P65"><text:span text:style-name="T41">- Chcą byśmy go </text:span><text:span text:style-name="T69">obezwładnili</text:span><text:span text:style-name="T86"> z </text:span><text:span text:style-name="T85">wykorzystaniem</text:span><text:span text:style-name="T69"> Hall’a – czytał ze zdziwieniem dalszą część wiadomości Burt. Nie miał pojęcia, że </text:span><text:span text:style-name="T81">automat</text:span><text:span text:style-name="T69"> dysponuje arsenałem </text:span><text:span text:style-name="T78">ofensywnym</text:span><text:span text:style-name="T69">. </text:span><text:span text:style-name="T76">W jednej chwili nabrał respektu do niepozornego współlokatora. - i umieścili w roomie diagnostyczno-zabiegow</text:span><text:span text:style-name="T79">y</text:span><text:span text:style-name="T76">…</text:span></text:p>
      <text:p text:style-name="P66"><text:span text:style-name="T76">- </text:span><text:span text:style-name="T41">Jak u diabła Hall miałby nam pomóc? - przerwał mu </text:span><text:span text:style-name="T78">poirytowany</text:span><text:span text:style-name="T41"> Frank.</text:span></text:p>
      <text:p text:style-name="P66"><text:span text:style-name="T41">- Przesłali nam </text:span><text:span text:style-name="T78">jednokrotny </text:span><text:span text:style-name="T41">kod uruchamiający jego </text:span><text:span text:style-name="T77">nieaktywną funkcjonalność –</text:span><text:span text:style-name="T78"> wyjaśnił Burt.</text:span></text:p>
      <text:p text:style-name="P67"><text:span text:style-name="T41">- Nowa funkcjonalność? Niech pomyślę, </text:span><text:span text:style-name="T79">może </text:span><text:span text:style-name="T41">wymasuje mu stopy? </text:span><text:span text:style-name="T79">- zadrwił Frank.</text:span></text:p>
      <text:p text:style-name="P67"><text:span text:style-name="T79">- Użyje paralizatora – z satysfakcją zabił gwoździa Burt. Frank </text:span><text:span text:style-name="T80">nic nie </text:span><text:span text:style-name="T81">odp</text:span><text:span text:style-name="T80">owiedział, zastygł z głupawym wyrazem twarzy.</text:span></text:p>
      <text:p text:style-name="P67"><text:span text:style-name="T80"/></text:p>
      <text:p text:style-name="P68"><text:span text:style-name="T80"><text:tab/></text:span><text:span text:style-name="T41">Robot przemknął gładko przez próg. Sala była jasna, pełna skomplikowanej aparatury medycznej. Środkiem przecinała ją transparentna ściana, dzieląc </text:span><text:span text:style-name="T82">wnętrze na część podstawową i sterylną, służącą do zabiegów wymagających zaawansowanych narzędzi. Hall zbliżył się do postaci s</text:span><text:span text:style-name="T83">kurczonej na posadzce</text:span><text:span text:style-name="T82"> w rogu.</text:span></text:p>
      <text:p text:style-name="P70"><text:span text:style-name="T41">- Przepraszam Tom.</text:span></text:p>
      <text:p text:style-name="P70"><text:span text:style-name="T41"/></text:p>
      <text:p text:style-name="P71"><text:span text:style-name="T41">Rozdział </text:span><text:span text:style-name="T87">II</text:span></text:p>
      <text:p text:style-name="P71"><text:span text:style-name="T41"/></text:p>
      <text:p text:style-name="P71"><text:span text:style-name="T41"/></text:p>
      <text:p text:style-name="P71"><text:span text:style-name="T41"/></text:p>
      <text:p text:style-name="P71"><text:span text:style-name="T41"/></text:p>
      <text:p text:style-name="P67"><text:span text:style-name="T80"/></text:p>
      <text:p text:style-name="P67"><text:span text:style-name="T80"/></text:p>
      <text:p text:style-name="P58"><text:span text:style-name="T41"><text:tab/></text:span></text:p>
      <text:p text:style-name="P59"><text:span text:style-name="T41"/></text:p>
      <text:p text:style-name="P59"><text:span text:style-name="T41"/></text:p>
      <text:p text:style-name="P59"><text:span text:style-name="T41"/></text:p>
      <text:p text:style-name="P62"><text:span text:style-name="T88"/></text:p>
      <text:p text:style-name="P61"><text:span text:style-name="T88"/></text:p>
      <text:p text:style-name="P1"/>
      <text:p text:style-name="P64">Ktoregos dnia zawiedzie system podtrzymywania sztucznej grawitacji.</text:p>
      <text:p text:style-name="P64"/>
      <text:p text:style-name="P69"><text:span text:style-name="T65">I</text:span><text:span text:style-name="T41">mplant dla Franka utrata przez niego swiadomosci, bardzo kontrowersyjna decyzja dowodztw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arial" svg:font-family="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4:51:35.114000000</meta:creation-date>
    <dc:date>2018-02-20T18:50:20.180000000</dc:date>
    <meta:editing-duration>P1DT16H35M11S</meta:editing-duration>
    <meta:editing-cycles>81</meta:editing-cycles>
    <meta:generator>LibreOffice/5.3.3.2$Windows_x86 LibreOffice_project/3d9a8b4b4e538a85e0782bd6c2d430bafe583448</meta:generator>
    <meta:print-date>2018-02-19T17:32:34.137000000</meta:print-date>
    <meta:document-statistic meta:table-count="0" meta:image-count="0" meta:object-count="0" meta:page-count="7" meta:paragraph-count="125" meta:word-count="3618" meta:character-count="24589" meta:non-whitespace-character-count="20971"/>
  </office:meta>
</office:document-meta>
</file>